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s.getElementText( Elemen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s.getChildElementTextArr( Element par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Utils.getAttributeValue( Element element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s.getChildElementText( Element parent ,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omUtils.getChildElementsByName( Element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mUtils.getChildElementByName( Element parent ,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